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SenseFarAway" table:style-name="ta1">
        <table:shapes>
          <draw:frame draw:z-index="0" draw:style-name="gr1" draw:text-style-name="P1" svg:width="18.0752in" svg:height="10.2925in" svg:x="1.3866in" svg:y="0.0394in">
            <draw:object draw:notify-on-update-of-ranges="rSenseFarAway.A1:rSenseFarAway.A541 rSenseFarAway.B1:rSenseFarAway.B5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-722" calcext:value-type="float">
            <text:p>-72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-1839" calcext:value-type="float">
            <text:p>-183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-2025" calcext:value-type="float">
            <text:p>-20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-1795" calcext:value-type="float">
            <text:p>-179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-1904" calcext:value-type="float">
            <text:p>-1904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  <table:table-cell office:value-type="float" office:value="-1141" calcext:value-type="float">
            <text:p>-114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-757" calcext:value-type="float">
            <text:p>-75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344" calcext:value-type="float">
            <text:p>-1344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252" calcext:value-type="float">
            <text:p>-1252</text:p>
          </table:table-cell>
        </table:table-row>
        <table:table-row table:style-name="ro1">
          <table:table-cell office:value-type="float" office:value="-1021" calcext:value-type="float">
            <text:p>-1021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746" calcext:value-type="float">
            <text:p>-746</text:p>
          </table:table-cell>
        </table:table-row>
        <table:table-row table:style-name="ro1">
          <table:table-cell office:value-type="float" office:value="-2039" calcext:value-type="float">
            <text:p>-2039</text:p>
          </table:table-cell>
          <table:table-cell office:value-type="float" office:value="-1171" calcext:value-type="float">
            <text:p>-117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30" calcext:value-type="float">
            <text:p>-63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45" calcext:value-type="float">
            <text:p>-645</text:p>
          </table:table-cell>
        </table:table-row>
        <table:table-row table:style-name="ro1">
          <table:table-cell office:value-type="float" office:value="-2031" calcext:value-type="float">
            <text:p>-2031</text:p>
          </table:table-cell>
          <table:table-cell office:value-type="float" office:value="-1175" calcext:value-type="float">
            <text:p>-117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06" calcext:value-type="float">
            <text:p>-30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-1930" calcext:value-type="float">
            <text:p>-1930</text:p>
          </table:table-cell>
          <table:table-cell office:value-type="float" office:value="-1221" calcext:value-type="float">
            <text:p>-122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10" calcext:value-type="float">
            <text:p>-710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-1099" calcext:value-type="float">
            <text:p>-1099</text:p>
          </table:table-cell>
        </table:table-row>
        <table:table-row table:style-name="ro1">
          <table:table-cell office:value-type="float" office:value="-1632" calcext:value-type="float">
            <text:p>-1632</text:p>
          </table:table-cell>
          <table:table-cell office:value-type="float" office:value="-1090" calcext:value-type="float">
            <text:p>-109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92" calcext:value-type="float">
            <text:p>-492</text:p>
          </table:table-cell>
        </table:table-row>
        <table:table-row table:style-name="ro1">
          <table:table-cell office:value-type="float" office:value="-571" calcext:value-type="float">
            <text:p>-571</text:p>
          </table:table-cell>
          <table:table-cell office:value-type="float" office:value="-712" calcext:value-type="float">
            <text:p>-71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91" calcext:value-type="float">
            <text:p>-291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015" calcext:value-type="float">
            <text:p>-101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-1240" calcext:value-type="float">
            <text:p>-12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3" calcext:value-type="float">
            <text:p>-98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93" calcext:value-type="float">
            <text:p>-119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820" calcext:value-type="float">
            <text:p>-82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34" calcext:value-type="float">
            <text:p>-43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84" calcext:value-type="float">
            <text:p>-108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47" calcext:value-type="float">
            <text:p>-34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1070" calcext:value-type="float">
            <text:p>-107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16" calcext:value-type="float">
            <text:p>-61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61" calcext:value-type="float">
            <text:p>-56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83" calcext:value-type="float">
            <text:p>-88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549" calcext:value-type="float">
            <text:p>-54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-2040" calcext:value-type="float">
            <text:p>-2040</text:p>
          </table:table-cell>
          <table:table-cell office:value-type="float" office:value="-1167" calcext:value-type="float">
            <text:p>-116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79" calcext:value-type="float">
            <text:p>-5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-1274" calcext:value-type="float">
            <text:p>-1274</text:p>
          </table:table-cell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-1234" calcext:value-type="float">
            <text:p>-123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06" calcext:value-type="float">
            <text:p>-906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58" calcext:value-type="float">
            <text:p>-358</text:p>
          </table:table-cell>
        </table:table-row>
        <table:table-row table:style-name="ro1">
          <table:table-cell office:value-type="float" office:value="-2009" calcext:value-type="float">
            <text:p>-2009</text:p>
          </table:table-cell>
          <table:table-cell office:value-type="float" office:value="-1198" calcext:value-type="float">
            <text:p>-1198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093" calcext:value-type="float">
            <text:p>-109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08" calcext:value-type="float">
            <text:p>-508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113" calcext:value-type="float">
            <text:p>-111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58" calcext:value-type="float">
            <text:p>-85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030" calcext:value-type="float">
            <text:p>-1030</text:p>
          </table:table-cell>
        </table:table-row>
        <table:table-row table:style-name="ro1">
          <table:table-cell office:value-type="float" office:value="-1088" calcext:value-type="float">
            <text:p>-1088</text:p>
          </table:table-cell>
          <table:table-cell office:value-type="float" office:value="-1308" calcext:value-type="float">
            <text:p>-1308</text:p>
          </table:table-cell>
        </table:table-row>
        <table:table-row table:style-name="ro1">
          <table:table-cell office:value-type="float" office:value="-1569" calcext:value-type="float">
            <text:p>-1569</text:p>
          </table:table-cell>
          <table:table-cell office:value-type="float" office:value="-785" calcext:value-type="float">
            <text:p>-78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71" calcext:value-type="float">
            <text:p>-771</text:p>
          </table:table-cell>
        </table:table-row>
        <table:table-row table:style-name="ro1">
          <table:table-cell office:value-type="float" office:value="-1365" calcext:value-type="float">
            <text:p>-1365</text:p>
          </table:table-cell>
          <table:table-cell office:value-type="float" office:value="-903" calcext:value-type="float">
            <text:p>-90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05" calcext:value-type="float">
            <text:p>-70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50" calcext:value-type="float">
            <text:p>-85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033" calcext:value-type="float">
            <text:p>-203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-2039" calcext:value-type="float">
            <text:p>-203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-1692" calcext:value-type="float">
            <text:p>-16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2042" calcext:value-type="float">
            <text:p>-204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-1799" calcext:value-type="float">
            <text:p>-17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569" calcext:value-type="float">
            <text:p>-56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-571" calcext:value-type="float">
            <text:p>-57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-1482" calcext:value-type="float">
            <text:p>-14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-1638" calcext:value-type="float">
            <text:p>-163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-1316" calcext:value-type="float">
            <text:p>-131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577" calcext:value-type="float">
            <text:p>-57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582" calcext:value-type="float">
            <text:p>-582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73" calcext:value-type="float">
            <text:p>-373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-1225" calcext:value-type="float">
            <text:p>-1225</text:p>
          </table:table-cell>
        </table:table-row>
        <table:table-row table:style-name="ro1">
          <table:table-cell office:value-type="float" office:value="-627" calcext:value-type="float">
            <text:p>-627</text:p>
          </table:table-cell>
          <table:table-cell office:value-type="float" office:value="-651" calcext:value-type="float">
            <text:p>-65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80" calcext:value-type="float">
            <text:p>-580</text:p>
          </table:table-cell>
        </table:table-row>
        <table:table-row table:style-name="ro1">
          <table:table-cell office:value-type="float" office:value="-2034" calcext:value-type="float">
            <text:p>-2034</text:p>
          </table:table-cell>
          <table:table-cell office:value-type="float" office:value="-1294" calcext:value-type="float">
            <text:p>-1294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05" calcext:value-type="float">
            <text:p>-90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092" calcext:value-type="float">
            <text:p>-109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-2041" calcext:value-type="float">
            <text:p>-2041</text:p>
          </table:table-cell>
          <table:table-cell office:value-type="float" office:value="-971" calcext:value-type="float">
            <text:p>-97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18" calcext:value-type="float">
            <text:p>-418</text:p>
          </table:table-cell>
        </table:table-row>
        <table:table-row table:style-name="ro1">
          <table:table-cell office:value-type="float" office:value="-2044" calcext:value-type="float">
            <text:p>-2044</text:p>
          </table:table-cell>
          <table:table-cell office:value-type="float" office:value="-1054" calcext:value-type="float">
            <text:p>-105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03" calcext:value-type="float">
            <text:p>-60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-1135" calcext:value-type="float">
            <text:p>-1135</text:p>
          </table:table-cell>
          <table:table-cell office:value-type="float" office:value="-1330" calcext:value-type="float">
            <text:p>-133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383" calcext:value-type="float">
            <text:p>-13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39" calcext:value-type="float">
            <text:p>-739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-444" calcext:value-type="float">
            <text:p>-44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22" calcext:value-type="float">
            <text:p>-92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40" calcext:value-type="float">
            <text:p>-9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753" calcext:value-type="float">
            <text:p>-753</text:p>
          </table:table-cell>
        </table:table-row>
        <table:table-row table:style-name="ro1">
          <table:table-cell office:value-type="float" office:value="-2037" calcext:value-type="float">
            <text:p>-2037</text:p>
          </table:table-cell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90" calcext:value-type="float">
            <text:p>-39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1232" calcext:value-type="float">
            <text:p>-123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24" calcext:value-type="float">
            <text:p>-324</text:p>
          </table:table-cell>
        </table:table-row>
        <table:table-row table:style-name="ro1">
          <table:table-cell office:value-type="float" office:value="-2039" calcext:value-type="float">
            <text:p>-2039</text:p>
          </table:table-cell>
          <table:table-cell office:value-type="float" office:value="-1398" calcext:value-type="float">
            <text:p>-1398</text:p>
          </table:table-cell>
        </table:table-row>
        <table:table-row table:style-name="ro1">
          <table:table-cell office:value-type="float" office:value="-1337" calcext:value-type="float">
            <text:p>-1337</text:p>
          </table:table-cell>
          <table:table-cell office:value-type="float" office:value="-553" calcext:value-type="float">
            <text:p>-55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90" calcext:value-type="float">
            <text:p>-39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30" calcext:value-type="float">
            <text:p>-930</text:p>
          </table:table-cell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-359" calcext:value-type="float">
            <text:p>-359</text:p>
          </table:table-cell>
          <table:table-cell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78" calcext:value-type="float">
            <text:p>-778</text:p>
          </table:table-cell>
        </table:table-row>
        <table:table-row table:style-name="ro1">
          <table:table-cell office:value-type="float" office:value="-1278" calcext:value-type="float">
            <text:p>-1278</text:p>
          </table:table-cell>
          <table:table-cell office:value-type="float" office:value="-1335" calcext:value-type="float">
            <text:p>-1335</text:p>
          </table:table-cell>
        </table:table-row>
        <table:table-row table:style-name="ro1">
          <table:table-cell office:value-type="float" office:value="-2044" calcext:value-type="float">
            <text:p>-2044</text:p>
          </table:table-cell>
          <table:table-cell office:value-type="float" office:value="-831" calcext:value-type="float">
            <text:p>-831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642" calcext:value-type="float">
            <text:p>-64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-1873" calcext:value-type="float">
            <text:p>-1873</text:p>
          </table:table-cell>
          <table:table-cell office:value-type="float" office:value="-863" calcext:value-type="float">
            <text:p>-863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699" calcext:value-type="float">
            <text:p>-699</text:p>
          </table:table-cell>
        </table:table-row>
        <table:table-row table:style-name="ro1">
          <table:table-cell office:value-type="float" office:value="-2040" calcext:value-type="float">
            <text:p>-2040</text:p>
          </table:table-cell>
          <table:table-cell office:value-type="float" office:value="-1074" calcext:value-type="float">
            <text:p>-10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576" calcext:value-type="float">
            <text:p>-57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94" calcext:value-type="float">
            <text:p>-594</text:p>
          </table:table-cell>
        </table:table-row>
        <table:table-row table:style-name="ro1">
          <table:table-cell office:value-type="float" office:value="-1889" calcext:value-type="float">
            <text:p>-1889</text:p>
          </table:table-cell>
          <table:table-cell office:value-type="float" office:value="-997" calcext:value-type="float">
            <text:p>-99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96" calcext:value-type="float">
            <text:p>-696</text:p>
          </table:table-cell>
        </table:table-row>
        <table:table-row table:style-name="ro1">
          <table:table-cell office:value-type="float" office:value="-2008" calcext:value-type="float">
            <text:p>-2008</text:p>
          </table:table-cell>
          <table:table-cell office:value-type="float" office:value="-1403" calcext:value-type="float">
            <text:p>-1403</text:p>
          </table:table-cell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72" calcext:value-type="float">
            <text:p>-472</text:p>
          </table:table-cell>
        </table:table-row>
        <table:table-row table:style-name="ro1">
          <table:table-cell office:value-type="float" office:value="-1970" calcext:value-type="float">
            <text:p>-1970</text:p>
          </table:table-cell>
          <table:table-cell office:value-type="float" office:value="-1340" calcext:value-type="float">
            <text:p>-13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05" calcext:value-type="float">
            <text:p>-100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30" calcext:value-type="float">
            <text:p>-53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033" calcext:value-type="float">
            <text:p>-2033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393" calcext:value-type="float">
            <text:p>-393</text:p>
          </table:table-cell>
        </table:table-row>
        <table:table-row table:style-name="ro1">
          <table:table-cell office:value-type="float" office:value="-2043" calcext:value-type="float">
            <text:p>-204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-2035" calcext:value-type="float">
            <text:p>-2035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-2042" calcext:value-type="float">
            <text:p>-204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1189" calcext:value-type="float">
            <text:p>-118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332" calcext:value-type="float">
            <text:p>-133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-393" calcext:value-type="float">
            <text:p>-39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-689" calcext:value-type="float">
            <text:p>-68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982" calcext:value-type="float">
            <text:p>-98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-2027" calcext:value-type="float">
            <text:p>-202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1419" calcext:value-type="float">
            <text:p>-141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-1558" calcext:value-type="float">
            <text:p>-155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-1742" calcext:value-type="float">
            <text:p>-1742</text:p>
          </table:table-cell>
          <table:table-cell office:value-type="float" office:value="-343" calcext:value-type="float">
            <text:p>-34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67" calcext:value-type="float">
            <text:p>-56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42" calcext:value-type="float">
            <text:p>-34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87" calcext:value-type="float">
            <text:p>-78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29" calcext:value-type="float">
            <text:p>-42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03" calcext:value-type="float">
            <text:p>-80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182" calcext:value-type="float">
            <text:p>-1182</text:p>
          </table:table-cell>
        </table:table-row>
        <table:table-row table:style-name="ro1">
          <table:table-cell office:value-type="float" office:value="-851" calcext:value-type="float">
            <text:p>-851</text:p>
          </table:table-cell>
          <table:table-cell office:value-type="float" office:value="-859" calcext:value-type="float">
            <text:p>-85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671" calcext:value-type="float">
            <text:p>-671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311" calcext:value-type="float">
            <text:p>-13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461" calcext:value-type="float">
            <text:p>-46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495" calcext:value-type="float">
            <text:p>-1495</text:p>
          </table:table-cell>
        </table:table-row>
        <table:table-row table:style-name="ro1">
          <table:table-cell office:value-type="float" office:value="-1933" calcext:value-type="float">
            <text:p>-1933</text:p>
          </table:table-cell>
          <table:table-cell office:value-type="float" office:value="-947" calcext:value-type="float">
            <text:p>-94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34" calcext:value-type="float">
            <text:p>-33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086" calcext:value-type="float">
            <text:p>-108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617" calcext:value-type="float">
            <text:p>-61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2045" calcext:value-type="float">
            <text:p>-2045</text:p>
          </table:table-cell>
          <table:table-cell office:value-type="float" office:value="-1258" calcext:value-type="float">
            <text:p>-125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508" calcext:value-type="float">
            <text:p>-1508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-664" calcext:value-type="float">
            <text:p>-66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16" calcext:value-type="float">
            <text:p>-51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04" calcext:value-type="float">
            <text:p>-80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402" calcext:value-type="float">
            <text:p>-1402</text:p>
          </table:table-cell>
        </table:table-row>
        <table:table-row table:style-name="ro1">
          <table:table-cell office:value-type="float" office:value="-1035" calcext:value-type="float">
            <text:p>-1035</text:p>
          </table:table-cell>
          <table:table-cell office:value-type="float" office:value="-612" calcext:value-type="float">
            <text:p>-61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523" calcext:value-type="float">
            <text:p>-52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70" calcext:value-type="float">
            <text:p>-77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731" calcext:value-type="float">
            <text:p>-731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834" calcext:value-type="float">
            <text:p>-834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13" calcext:value-type="float">
            <text:p>-713</text:p>
          </table:table-cell>
        </table:table-row>
        <table:table-row table:style-name="ro1">
          <table:table-cell office:value-type="float" office:value="-2010" calcext:value-type="float">
            <text:p>-2010</text:p>
          </table:table-cell>
          <table:table-cell office:value-type="float" office:value="-1204" calcext:value-type="float">
            <text:p>-120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76" calcext:value-type="float">
            <text:p>-77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083" calcext:value-type="float">
            <text:p>-108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067" calcext:value-type="float">
            <text:p>-106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687" calcext:value-type="float">
            <text:p>-687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74" calcext:value-type="float">
            <text:p>-1174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589" calcext:value-type="float">
            <text:p>-58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367" calcext:value-type="float">
            <text:p>-136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892" calcext:value-type="float">
            <text:p>-892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409" calcext:value-type="float">
            <text:p>-1409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89" calcext:value-type="float">
            <text:p>-88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1009" calcext:value-type="float">
            <text:p>-1009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03" calcext:value-type="float">
            <text:p>-50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~204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933" calcext:value-type="float">
            <text:p>-933</text:p>
          </table:table-cell>
        </table:table-row>
        <table:table-row table:style-name="ro1">
          <table:table-cell office:value-type="float" office:value="-1455" calcext:value-type="float">
            <text:p>-1455</text:p>
          </table:table-cell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775" calcext:value-type="float">
            <text:p>-775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-598" calcext:value-type="float">
            <text:p>-598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  <table:table-cell office:value-type="float" office:value="-1365" calcext:value-type="float">
            <text:p>-1365</text:p>
          </table:table-cell>
        </table:table-row>
        <table:table-row table:style-name="ro1">
          <table:table-cell office:value-type="float" office:value="-1481" calcext:value-type="float">
            <text:p>-1481</text:p>
          </table:table-cell>
          <table:table-cell office:value-type="float" office:value="-998" calcext:value-type="float">
            <text:p>-9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2033" calcext:value-type="float">
            <text:p>-2033</text:p>
          </table:table-cell>
        </table:table-row>
        <table:table-row table:style-name="ro1">
          <table:table-cell office:value-type="float" office:value="-1307" calcext:value-type="float">
            <text:p>-1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-1112" calcext:value-type="float">
            <text:p>-1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18:07:45.292340766</dc:date>
    <meta:editing-duration>PT15M10S</meta:editing-duration>
    <meta:editing-cycles>1</meta:editing-cycles>
    <meta:document-statistic meta:table-count="1" meta:cell-count="1077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912cm" svg:height="26.144cm" xlink:href=".." xlink:type="simple" chart:class="chart:line" chart:style-name="ch1">
        <chart:legend chart:legend-position="end" svg:x="40.308cm" svg:y="12.275cm" style:legend-expansion="high" chart:style-name="ch2"/>
        <chart:plot-area chart:style-name="ch3" table:cell-range-address="rSenseFarAway.A1:rSenseFarAway.B541" svg:x="0.918cm" svg:y="0.522cm" svg:width="38.472cm" svg:height="25.1cm">
          <chartooo:coordinate-region svg:x="2.016cm" svg:y="0.722cm" svg:width="37.374cm" svg:height="24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SenseFarAway.A1:rSenseFarAway.A541" chart:class="chart:line">
            <chart:data-point chart:repeated="541"/>
          </chart:series>
          <chart:series chart:style-name="ch7" chart:values-cell-range-address="rSenseFarAway.B1:rSenseFarAway.B541" chart:class="chart:line">
            <chart:regression-curve chart:style-name="ch8"/>
            <chart:data-point chart:repeated="5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7">
                <text:p>2047</text:p>
                <draw:g>
                  <svg:desc>rSenseFarAway.A1:rSenseFarAway.A541</svg:desc>
                </draw:g>
              </table:table-cell>
              <table:table-cell office:value-type="float" office:value="249">
                <text:p>249</text:p>
                <draw:g>
                  <svg:desc>rSenseFarAway.B1:rSenseFarAway.B5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">
                <text:p>204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7">
                <text:p>204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7">
                <text:p>20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7">
                <text:p>204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7">
                <text:p>204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7">
                <text:p>20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7">
                <text:p>20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1">
                <text:p>-16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4">
                <text:p>143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64">
                <text:p>-8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7">
                <text:p>204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7">
                <text:p>2047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22">
                <text:p>-7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7">
                <text:p>204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39">
                <text:p>-183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7">
                <text:p>204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25">
                <text:p>-20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48">
                <text:p>-20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7">
                <text:p>204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7">
                <text:p>204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7">
                <text:p>20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48">
                <text:p>-20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82">
                <text:p>-88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7">
                <text:p>204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95">
                <text:p>-179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04">
                <text:p>-190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48">
                <text:p>-2048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7">
                <text:p>20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47">
                <text:p>-2047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20">
                <text:p>-2020</text:p>
              </table:table-cell>
              <table:table-cell office:value-type="float" office:value="-1141">
                <text:p>-1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48">
                <text:p>-2048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7">
                <text:p>20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7">
                <text:p>2047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32">
                <text:p>-232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48">
                <text:p>-204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47">
                <text:p>-2047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46">
                <text:p>-2046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46">
                <text:p>-2046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21">
                <text:p>-1021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7">
                <text:p>20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47">
                <text:p>-2047</text:p>
              </table:table-cell>
              <table:table-cell office:value-type="float" office:value="-746">
                <text:p>-7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39">
                <text:p>-2039</text:p>
              </table:table-cell>
              <table:table-cell office:value-type="float" office:value="-1171">
                <text:p>-1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48">
                <text:p>-2048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7">
                <text:p>20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48">
                <text:p>-2048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31">
                <text:p>-2031</text:p>
              </table:table-cell>
              <table:table-cell office:value-type="float" office:value="-1175">
                <text:p>-1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48">
                <text:p>-204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48">
                <text:p>-204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7">
                <text:p>204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30">
                <text:p>-1930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48">
                <text:p>-2048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47">
                <text:p>-204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7">
                <text:p>204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45">
                <text:p>-2045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632">
                <text:p>-1632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048">
                <text:p>-204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7">
                <text:p>20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47">
                <text:p>2047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71">
                <text:p>-571</text:p>
              </table:table-cell>
              <table:table-cell office:value-type="float" office:value="-712">
                <text:p>-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48">
                <text:p>-20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48">
                <text:p>-2048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047">
                <text:p>-2047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47">
                <text:p>-2047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4">
                <text:p>-17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7">
                <text:p>2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000">
                <text:p>-2000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48">
                <text:p>-2048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7">
                <text:p>20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7">
                <text:p>2047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48">
                <text:p>-2048</text:p>
              </table:table-cell>
              <table:table-cell office:value-type="float" office:value="-1193">
                <text:p>-1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48">
                <text:p>-2048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7">
                <text:p>20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7">
                <text:p>2047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7">
                <text:p>2047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48">
                <text:p>-20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48">
                <text:p>-204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7">
                <text:p>2047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48">
                <text:p>-2048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48">
                <text:p>-2048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47">
                <text:p>2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4">
                <text:p>1584</text:p>
              </table:table-cell>
              <table:table-cell office:value-type="float" office:value="-1070">
                <text:p>-10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048">
                <text:p>-2048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8">
                <text:p>-204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47">
                <text:p>-2047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47">
                <text:p>2047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048">
                <text:p>-2048</text:p>
              </table:table-cell>
              <table:table-cell office:value-type="float" office:value="-883">
                <text:p>-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7">
                <text:p>20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047">
                <text:p>-2047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47">
                <text:p>-2047</text:p>
              </table:table-cell>
              <table:table-cell office:value-type="float" office:value="-1297">
                <text:p>-1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040">
                <text:p>-2040</text:p>
              </table:table-cell>
              <table:table-cell office:value-type="float" office:value="-1167">
                <text:p>-11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048">
                <text:p>-2048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">
                <text:p>35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7">
                <text:p>204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045">
                <text:p>-2045</text:p>
              </table:table-cell>
              <table:table-cell office:value-type="float" office:value="-1274">
                <text:p>-1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654">
                <text:p>-1654</text:p>
              </table:table-cell>
              <table:table-cell office:value-type="float" office:value="-1234">
                <text:p>-1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048">
                <text:p>-2048</text:p>
              </table:table-cell>
              <table:table-cell office:value-type="float" office:value="-906">
                <text:p>-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47">
                <text:p>-2047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7">
                <text:p>2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47">
                <text:p>2047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09">
                <text:p>-2009</text:p>
              </table:table-cell>
              <table:table-cell office:value-type="float" office:value="-1198">
                <text:p>-1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46">
                <text:p>-2046</text:p>
              </table:table-cell>
              <table:table-cell office:value-type="float" office:value="-1093">
                <text:p>-1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48">
                <text:p>-2048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47">
                <text:p>-204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48">
                <text:p>-204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47">
                <text:p>204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2">
                <text:p>1542</text:p>
              </table:table-cell>
              <table:table-cell office:value-type="float" office:value="-1113">
                <text:p>-1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048">
                <text:p>-2048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48">
                <text:p>-204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48">
                <text:p>-204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048">
                <text:p>-2048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47">
                <text:p>-2047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47">
                <text:p>2047</text:p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88">
                <text:p>-108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569">
                <text:p>-1569</text:p>
              </table:table-cell>
              <table:table-cell office:value-type="float" office:value="-785">
                <text:p>-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47">
                <text:p>20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7">
                <text:p>2047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7">
                <text:p>2047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65">
                <text:p>-1365</text:p>
              </table:table-cell>
              <table:table-cell office:value-type="float" office:value="-903">
                <text:p>-9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048">
                <text:p>-2048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048">
                <text:p>-204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7">
                <text:p>204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47">
                <text:p>2047</text:p>
              </table:table-cell>
              <table:table-cell office:value-type="float" office:value="-705">
                <text:p>-7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048">
                <text:p>-2048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48">
                <text:p>-2048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48">
                <text:p>-20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47">
                <text:p>-204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7">
                <text:p>204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47">
                <text:p>-20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3">
                <text:p>653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7">
                <text:p>20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7">
                <text:p>204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7">
                <text:p>204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7">
                <text:p>204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7">
                <text:p>204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7">
                <text:p>204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1">
                <text:p>-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7">
                <text:p>20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72">
                <text:p>1872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39">
                <text:p>-203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47">
                <text:p>-20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7">
                <text:p>204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3">
                <text:p>100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047">
                <text:p>-20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1">
                <text:p>-7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692">
                <text:p>-16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7">
                <text:p>20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47">
                <text:p>204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97">
                <text:p>189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046">
                <text:p>-20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04">
                <text:p>-50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7">
                <text:p>204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47">
                <text:p>20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7">
                <text:p>204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7">
                <text:p>204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47">
                <text:p>-20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042">
                <text:p>-204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47">
                <text:p>204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7">
                <text:p>20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7">
                <text:p>204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1">
                <text:p>159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47">
                <text:p>20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48">
                <text:p>-204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47">
                <text:p>204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99">
                <text:p>-17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7">
                <text:p>204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47">
                <text:p>2047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47">
                <text:p>204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48">
                <text:p>-204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7">
                <text:p>2047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72">
                <text:p>-47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48">
                <text:p>-2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69">
                <text:p>-56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7">
                <text:p>204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46">
                <text:p>-204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7">
                <text:p>204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47">
                <text:p>2047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47">
                <text:p>20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48">
                <text:p>-204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7">
                <text:p>204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47">
                <text:p>204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47">
                <text:p>20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7">
                <text:p>204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7">
                <text:p>204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48">
                <text:p>-20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47">
                <text:p>204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7">
                <text:p>204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7">
                <text:p>20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7">
                <text:p>2047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3">
                <text:p>147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7">
                <text:p>20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048">
                <text:p>-20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44">
                <text:p>-1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7">
                <text:p>196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7">
                <text:p>20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048">
                <text:p>-204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47">
                <text:p>2047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71">
                <text:p>-57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46">
                <text:p>-204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7">
                <text:p>204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0">
                <text:p>85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482">
                <text:p>-14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047">
                <text:p>-2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7">
                <text:p>204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7">
                <text:p>204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47">
                <text:p>204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47">
                <text:p>204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47">
                <text:p>204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47">
                <text:p>204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47">
                <text:p>204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048">
                <text:p>-20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47">
                <text:p>204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47">
                <text:p>204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38">
                <text:p>-16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047">
                <text:p>-20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047">
                <text:p>-20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7">
                <text:p>204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47">
                <text:p>20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048">
                <text:p>-20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47">
                <text:p>-204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47">
                <text:p>204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7">
                <text:p>20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7">
                <text:p>20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7">
                <text:p>204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16">
                <text:p>-131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3">
                <text:p>1573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7">
                <text:p>2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7">
                <text:p>20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52">
                <text:p>-352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047">
                <text:p>-204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048">
                <text:p>-2048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045">
                <text:p>-2045</text:p>
              </table:table-cell>
              <table:table-cell office:value-type="float" office:value="-1225">
                <text:p>-1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27">
                <text:p>-627</text:p>
              </table:table-cell>
              <table:table-cell office:value-type="float" office:value="-651">
                <text:p>-6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048">
                <text:p>-2048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048">
                <text:p>-2048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048">
                <text:p>-2048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34">
                <text:p>-2034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68">
                <text:p>-468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47">
                <text:p>20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047">
                <text:p>-2047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047">
                <text:p>-2047</text:p>
              </table:table-cell>
              <table:table-cell office:value-type="float" office:value="-905">
                <text:p>-9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048">
                <text:p>-204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47">
                <text:p>204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7">
                <text:p>957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048">
                <text:p>-204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048">
                <text:p>-20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048">
                <text:p>-2048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94">
                <text:p>-1194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048">
                <text:p>-2048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048">
                <text:p>-204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048">
                <text:p>-204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046">
                <text:p>-2046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041">
                <text:p>-2041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4">
                <text:p>14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048">
                <text:p>-204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47">
                <text:p>2047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044">
                <text:p>-2044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48">
                <text:p>-20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048">
                <text:p>-20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7">
                <text:p>204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135">
                <text:p>-1135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048">
                <text:p>-2048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048">
                <text:p>-204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7">
                <text:p>204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047">
                <text:p>-2047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6">
                <text:p>336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7">
                <text:p>204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7">
                <text:p>2047</text:p>
              </table:table-cell>
              <table:table-cell office:value-type="float" office:value="-739">
                <text:p>-7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0">
                <text:p>-280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048">
                <text:p>-204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048">
                <text:p>-204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047">
                <text:p>-2047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048">
                <text:p>-204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048">
                <text:p>-204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48">
                <text:p>-204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047">
                <text:p>-2047</text:p>
              </table:table-cell>
              <table:table-cell office:value-type="float" office:value="-753">
                <text:p>-7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037">
                <text:p>-2037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048">
                <text:p>-2048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048">
                <text:p>-204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048">
                <text:p>-2048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8">
                <text:p>1638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048">
                <text:p>-2048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7">
                <text:p>204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7">
                <text:p>2047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039">
                <text:p>-2039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337">
                <text:p>-1337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048">
                <text:p>-20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048">
                <text:p>-2048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048">
                <text:p>-2048</text:p>
              </table:table-cell>
              <table:table-cell office:value-type="float" office:value="-930">
                <text:p>-9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801">
                <text:p>-1801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59">
                <text:p>-359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048">
                <text:p>-204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47">
                <text:p>204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048">
                <text:p>-2048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278">
                <text:p>-1278</text:p>
              </table:table-cell>
              <table:table-cell office:value-type="float" office:value="-1335">
                <text:p>-1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044">
                <text:p>-2044</text:p>
              </table:table-cell>
              <table:table-cell office:value-type="float" office:value="-831">
                <text:p>-8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048">
                <text:p>-204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048">
                <text:p>-204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048">
                <text:p>-2048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047">
                <text:p>-2047</text:p>
              </table:table-cell>
              <table:table-cell office:value-type="float" office:value="-642">
                <text:p>-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21">
                <text:p>1421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873">
                <text:p>-1873</text:p>
              </table:table-cell>
              <table:table-cell office:value-type="float" office:value="-863">
                <text:p>-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047">
                <text:p>-204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47">
                <text:p>204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7">
                <text:p>2047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040">
                <text:p>-2040</text:p>
              </table:table-cell>
              <table:table-cell office:value-type="float" office:value="-1074">
                <text:p>-10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0">
                <text:p>430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48">
                <text:p>-204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7">
                <text:p>204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47">
                <text:p>2047</text:p>
              </table:table-cell>
              <table:table-cell office:value-type="float" office:value="-594">
                <text:p>-5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889">
                <text:p>-1889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048">
                <text:p>-204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048">
                <text:p>-204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7">
                <text:p>204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048">
                <text:p>-2048</text:p>
              </table:table-cell>
              <table:table-cell office:value-type="float" office:value="-696">
                <text:p>-6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008">
                <text:p>-2008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460">
                <text:p>-1460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048">
                <text:p>-20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7">
                <text:p>20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7">
                <text:p>2047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70">
                <text:p>-1970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048">
                <text:p>-2048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048">
                <text:p>-2048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048">
                <text:p>-2048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047">
                <text:p>-2047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043">
                <text:p>-204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9">
                <text:p>38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048">
                <text:p>-20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7">
                <text:p>204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7">
                <text:p>204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048">
                <text:p>-204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16">
                <text:p>131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47">
                <text:p>204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048">
                <text:p>-20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7">
                <text:p>204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7">
                <text:p>204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47">
                <text:p>20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035">
                <text:p>-2035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47">
                <text:p>204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47">
                <text:p>20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47">
                <text:p>204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47">
                <text:p>204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042">
                <text:p>-204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047">
                <text:p>-20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47">
                <text:p>204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47">
                <text:p>204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047">
                <text:p>-20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71">
                <text:p>-27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2">
                <text:p>67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047">
                <text:p>-20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89">
                <text:p>-118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8">
                <text:p>43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7">
                <text:p>204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25">
                <text:p>202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6">
                <text:p>43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048">
                <text:p>-20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47">
                <text:p>2047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019">
                <text:p>-201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045">
                <text:p>-20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332">
                <text:p>-133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47">
                <text:p>204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47">
                <text:p>20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47">
                <text:p>204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3">
                <text:p>200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7">
                <text:p>20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7">
                <text:p>204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7">
                <text:p>204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7">
                <text:p>20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047">
                <text:p>-204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7">
                <text:p>2047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7">
                <text:p>204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7">
                <text:p>20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47">
                <text:p>2047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93">
                <text:p>-39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048">
                <text:p>-20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4">
                <text:p>98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89">
                <text:p>-68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048">
                <text:p>-20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47">
                <text:p>204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047">
                <text:p>-20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982">
                <text:p>-98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9">
                <text:p>5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7">
                <text:p>204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47">
                <text:p>204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7">
                <text:p>204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047">
                <text:p>-20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045">
                <text:p>-204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13">
                <text:p>171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7">
                <text:p>20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47">
                <text:p>20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9">
                <text:p>44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7">
                <text:p>204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047">
                <text:p>-20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7">
                <text:p>2047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9">
                <text:p>163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47">
                <text:p>20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47">
                <text:p>20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47">
                <text:p>204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47">
                <text:p>204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027">
                <text:p>-202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47">
                <text:p>20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47">
                <text:p>204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42">
                <text:p>134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7">
                <text:p>204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7">
                <text:p>20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419">
                <text:p>-141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7">
                <text:p>204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7">
                <text:p>204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">
                <text:p>204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048">
                <text:p>-204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47">
                <text:p>204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7">
                <text:p>204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47">
                <text:p>20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47">
                <text:p>204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7">
                <text:p>204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558">
                <text:p>-15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046">
                <text:p>-20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7">
                <text:p>204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7">
                <text:p>204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47">
                <text:p>20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048">
                <text:p>-204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96">
                <text:p>-19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47">
                <text:p>204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47">
                <text:p>20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742">
                <text:p>-1742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048">
                <text:p>-2048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9">
                <text:p>13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7">
                <text:p>2047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048">
                <text:p>-2048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048">
                <text:p>-204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047">
                <text:p>-204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47">
                <text:p>2047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048">
                <text:p>-2048</text:p>
              </table:table-cell>
              <table:table-cell office:value-type="float" office:value="-803">
                <text:p>-8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47">
                <text:p>2047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47">
                <text:p>204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046">
                <text:p>-2046</text:p>
              </table:table-cell>
              <table:table-cell office:value-type="float" office:value="-1182">
                <text:p>-11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851">
                <text:p>-851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47">
                <text:p>20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047">
                <text:p>-2047</text:p>
              </table:table-cell>
              <table:table-cell office:value-type="float" office:value="-671">
                <text:p>-6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046">
                <text:p>-2046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">
                <text:p>379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7">
                <text:p>20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048">
                <text:p>-2048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933">
                <text:p>-1933</text:p>
              </table:table-cell>
              <table:table-cell office:value-type="float" office:value="-947">
                <text:p>-9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55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47">
                <text:p>2047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048">
                <text:p>-2048</text:p>
              </table:table-cell>
              <table:table-cell office:value-type="float" office:value="-1086">
                <text:p>-10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9">
                <text:p>83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048">
                <text:p>-204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47">
                <text:p>2047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048">
                <text:p>-2048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048">
                <text:p>-204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47">
                <text:p>204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045">
                <text:p>-2045</text:p>
              </table:table-cell>
              <table:table-cell office:value-type="float" office:value="-1258">
                <text:p>-1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048">
                <text:p>-204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47">
                <text:p>20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048">
                <text:p>-2048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047">
                <text:p>-2047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17">
                <text:p>-917</text:p>
              </table:table-cell>
              <table:table-cell office:value-type="float" office:value="-664">
                <text:p>-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47">
                <text:p>20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47">
                <text:p>2047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048">
                <text:p>-2048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7">
                <text:p>204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47">
                <text:p>204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047">
                <text:p>-2047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35">
                <text:p>-103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048">
                <text:p>-204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048">
                <text:p>-204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7">
                <text:p>2047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048">
                <text:p>-2048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048">
                <text:p>-204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048">
                <text:p>-204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47">
                <text:p>2047</text:p>
              </table:table-cell>
              <table:table-cell office:value-type="float" office:value="-731">
                <text:p>-7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047">
                <text:p>-2047</text:p>
              </table:table-cell>
              <table:table-cell office:value-type="float" office:value="-834">
                <text:p>-8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047">
                <text:p>-204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47">
                <text:p>204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34">
                <text:p>-334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">
                <text:p>30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048">
                <text:p>-204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048">
                <text:p>-2048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010">
                <text:p>-2010</text:p>
              </table:table-cell>
              <table:table-cell office:value-type="float" office:value="-1204">
                <text:p>-12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048">
                <text:p>-2048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7">
                <text:p>2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048">
                <text:p>-2048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502">
                <text:p>-1502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048">
                <text:p>-2048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048">
                <text:p>-204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47">
                <text:p>204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9">
                <text:p>989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048">
                <text:p>-2048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048">
                <text:p>-204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47">
                <text:p>204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47">
                <text:p>2047</text:p>
              </table:table-cell>
              <table:table-cell office:value-type="float" office:value="-687">
                <text:p>-6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048">
                <text:p>-2048</text:p>
              </table:table-cell>
              <table:table-cell office:value-type="float" office:value="-1174">
                <text:p>-11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048">
                <text:p>-2048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20">
                <text:p>142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047">
                <text:p>-2047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47">
                <text:p>2047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17">
                <text:p>317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97">
                <text:p>119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47">
                <text:p>2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047">
                <text:p>-2047</text:p>
              </table:table-cell>
              <table:table-cell office:value-type="float" office:value="-892">
                <text:p>-8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048">
                <text:p>-2048</text:p>
              </table:table-cell>
              <table:table-cell office:value-type="float" office:value="-1409">
                <text:p>-14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048">
                <text:p>-2048</text:p>
              </table:table-cell>
              <table:table-cell office:value-type="float" office:value="-889">
                <text:p>-8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47">
                <text:p>20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47">
                <text:p>2047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84">
                <text:p>1484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046">
                <text:p>-2046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10">
                <text:p>-210</text:p>
              </table:table-cell>
              <table:table-cell office:value-type="float" office:value="-503">
                <text:p>-5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048">
                <text:p>-204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047">
                <text:p>-2047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455">
                <text:p>-1455</text:p>
              </table:table-cell>
              <table:table-cell office:value-type="float" office:value="-1297">
                <text:p>-12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047">
                <text:p>-2047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048">
                <text:p>-204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048">
                <text:p>-204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048">
                <text:p>-2048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047">
                <text:p>-2047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029">
                <text:p>-2029</text:p>
              </table:table-cell>
              <table:table-cell office:value-type="float" office:value="-1365">
                <text:p>-13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481">
                <text:p>-1481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048">
                <text:p>-2048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048">
                <text:p>-20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048">
                <text:p>-2048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307">
                <text:p>-13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47">
                <text:p>20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47">
                <text:p>20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7">
                <text:p>2047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112">
                <text:p>-1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7">
                <text:p>204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7">
                <text:p>204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47">
                <text:p>204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048">
                <text:p>-20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7">
                <text:p>2047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47">
                <text:p>204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